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ndale Sans UI1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hidden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top" fo:min-height="0.87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484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solid" draw:fill-color="#ffc000" draw:shadow="hidden"/>
    </style:style>
    <style:style style:name="gr6" style:family="graphic" style:parent-style-name="standard">
      <style:graphic-properties draw:stroke="none" draw:fill="none" draw:textarea-vertical-align="top" fo:min-height="0.483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solid" draw:fill-color="#92d050" draw:shadow="hidden"/>
    </style:style>
    <style:style style:name="gr8" style:family="graphic" style:parent-style-name="standard">
      <style:graphic-properties draw:stroke="none" draw:fill="none" draw:textarea-vertical-align="middle" fo:min-height="0.34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0.47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0.407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12" style:family="graphic" style:parent-style-name="standard">
      <style:graphic-properties draw:stroke="none" draw:fill="none" draw:textarea-vertical-align="middle" fo:min-height="0.34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69cm" fo:min-width="2.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3.3cm" fo:min-width="2.5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469cm" fo:min-width="0.8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solid" svg:stroke-width="0.009cm" svg:stroke-color="#40404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0" style:family="graphic" style:parent-style-name="standard">
      <style:graphic-properties draw:stroke="solid" svg:stroke-width="0.009cm" svg:stroke-color="#404040" draw:marker-start="Arrow_20_concave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1" style:family="graphic" style:parent-style-name="standard">
      <style:graphic-properties draw:stroke="none" draw:marker-start="Arrow_20_concave" draw:fill="none" draw:textarea-vertical-align="middle" fo:min-height="0.348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fo:min-height="0.319cm"/>
    </style:style>
    <style:style style:name="gr23" style:family="graphic" style:parent-style-name="standard">
      <style:graphic-properties draw:stroke="none" draw:fill="none" fo:min-height="0.32cm"/>
    </style:style>
    <style:style style:name="gr24" style:family="graphic" style:parent-style-name="standard">
      <style:graphic-properties svg:stroke-color="#ff3333" draw:fill="none" draw:textarea-horizontal-align="left" draw:textarea-vertical-align="middle" draw:auto-grow-height="false" fo:min-height="0.469cm" fo:min-width="0.8cm" fo:padding-top="0.03cm" fo:padding-bottom="0.03cm" fo:padding-left="0.05cm" fo:padding-right="0.05cm"/>
    </style:style>
    <style:style style:name="gr25" style:family="graphic" style:parent-style-name="standard" style:list-style-name="L1">
      <style:graphic-properties svg:stroke-color="#ff33ff" draw:fill="none" draw:textarea-horizontal-align="left" draw:textarea-vertical-align="middle" draw:auto-grow-height="false" fo:min-height="0.569cm" fo:min-width="0.897cm" fo:padding-top="0.03cm" fo:padding-bottom="0.03cm" fo:padding-left="0.05cm" fo:padding-right="0.05cm"/>
    </style:style>
    <style:style style:name="gr26" style:family="graphic" style:parent-style-name="standard" style:list-style-name="L1">
      <style:graphic-properties svg:stroke-color="#ff33ff" draw:fill="none" draw:textarea-horizontal-align="left" draw:textarea-vertical-align="middle" draw:auto-grow-height="false" fo:min-height="0.208cm" fo:min-width="0.247cm" fo:padding-top="0.03cm" fo:padding-bottom="0.03cm" fo:padding-left="0.05cm" fo:padding-right="0.05cm"/>
    </style:style>
    <style:style style:name="gr27" style:family="graphic" style:parent-style-name="standard" style:list-style-name="L1">
      <style:graphic-properties svg:stroke-color="#ff33ff" draw:fill="none" draw:textarea-horizontal-align="left" draw:textarea-vertical-align="middle" draw:auto-grow-height="false" fo:min-height="0.208cm" fo:min-width="0.247cm" fo:padding-top="0.03cm" fo:padding-bottom="0.03cm" fo:padding-left="0.05cm" fo:padding-right="0.05cm"/>
    </style:style>
    <style:style style:name="gr28" style:family="graphic" style:parent-style-name="standard">
      <style:graphic-properties svg:stroke-color="#ff3333" draw:fill="none" draw:textarea-horizontal-align="right" draw:textarea-vertical-align="middle" draw:auto-grow-height="false" fo:min-height="0.659cm" fo:min-width="1.2cm" fo:padding-top="0.03cm" fo:padding-bottom="0.03cm" fo:padding-left="0.05cm" fo:padding-right="0.05cm"/>
    </style:style>
    <style:style style:name="gr29" style:family="graphic" style:parent-style-name="standard" style:list-style-name="L1">
      <style:graphic-properties svg:stroke-color="#ff33ff" draw:fill="none" draw:textarea-horizontal-align="right" draw:textarea-vertical-align="middle" draw:auto-grow-height="false" fo:min-height="0.569cm" fo:min-width="0.905cm" fo:padding-top="0.03cm" fo:padding-bottom="0.03cm" fo:padding-left="0.05cm" fo:padding-right="0.05cm"/>
    </style:style>
    <style:style style:name="gr30" style:family="graphic" style:parent-style-name="standard" style:list-style-name="L1">
      <style:graphic-properties svg:stroke-color="#ff33ff" draw:fill="none" draw:textarea-horizontal-align="right" draw:textarea-vertical-align="middle" draw:auto-grow-height="false" fo:min-height="0.208cm" fo:min-width="0.247cm" fo:padding-top="0.03cm" fo:padding-bottom="0.03cm" fo:padding-left="0.05cm" fo:padding-right="0.05cm"/>
    </style:style>
    <style:style style:name="gr31" style:family="graphic" style:parent-style-name="standard" style:list-style-name="L1">
      <style:graphic-properties svg:stroke-color="#ff33ff" draw:fill="none" draw:textarea-horizontal-align="right" draw:textarea-vertical-align="middle" draw:auto-grow-height="false" fo:min-height="0.208cm" fo:min-width="0.247cm" fo:padding-top="0.03cm" fo:padding-bottom="0.03cm" fo:padding-left="0.05cm" fo:padding-right="0.05cm"/>
    </style:style>
    <style:style style:name="gr32" style:family="graphic" style:parent-style-name="objectwithoutfill">
      <style:graphic-properties draw:marker-end="Arrow" draw:marker-end-width="0.15cm" draw:fill="none" draw:textarea-horizontal-align="center" draw:textarea-vertical-align="middle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c000"/>
    </style:style>
    <style:style style:name="P5" style:family="paragraph">
      <loext:graphic-properties draw:fill="solid" draw:fill-color="#92d050"/>
    </style:style>
    <style:style style:name="P6" style:family="paragraph">
      <loext:graphic-properties draw:fill="gradient" draw:fill-gradient-name="Gradient_5f_2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18pt"/>
    </style:style>
    <style:style style:name="P9" style:family="paragraph">
      <style:paragraph-properties fo:text-align="center"/>
      <style:text-properties fo:font-size="8pt" style:font-size-asian="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2" style:family="paragraph">
      <style:paragraph-properties fo:text-align="center"/>
      <style:text-properties fo:color="#ff3333" style:font-size-complex="18pt"/>
    </style:style>
    <style:style style:name="P13" style:family="paragraph">
      <loext:graphic-properties draw:fill="none"/>
      <style:paragraph-properties fo:text-align="center"/>
      <style:text-properties fo:color="#ff3333" fo:font-size="8pt" style:font-size-asian="8pt" style:font-size-complex="18pt"/>
    </style:style>
    <style:style style:name="P14" style:family="paragraph">
      <style:paragraph-properties fo:margin-left="0cm" fo:margin-right="0cm" fo:text-align="center" fo:text-indent="0cm"/>
      <style:text-properties fo:color="#ff33ff" style:font-name="Arial" fo:font-size="8pt" fo:language="zxx" fo:country="none" style:letter-kerning="true" style:font-size-asian="8pt" style:language-asian="zxx" style:country-asian="none" style:font-size-complex="18pt" style:language-complex="zxx" style:country-complex="none"/>
    </style:style>
    <style:style style:name="P15" style:family="paragraph">
      <loext:graphic-properties draw:fill="none"/>
      <style:paragraph-properties fo:margin-left="0cm" fo:margin-right="0cm" fo:text-align="center" fo:text-indent="0cm"/>
      <style:text-properties fo:color="#ff33ff" style:font-name="Arial" fo:font-size="8pt" fo:language="zxx" fo:country="none" style:letter-kerning="true" style:font-size-asian="8pt" style:language-asian="zxx" style:country-asian="none" style:font-size-complex="18pt" style:language-complex="zxx" style:country-complex="none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font-size="8pt" style:font-size-asian="8pt" style:font-size-complex="18pt"/>
    </style:style>
    <style:style style:name="T3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4" style:family="text">
      <style:text-properties fo:font-size="8pt" style:font-size-asian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2.35cm" svg:height="1.012cm" svg:x="4.25cm" svg:y="1.5cm" svg:viewBox="0 0 2351 1013" draw:points="0,1013 2351,1013 2351,0 0,0">
              <text:p/>
            </draw:polygon>
            <draw:polygon draw:style-name="gr2" draw:text-style-name="P2" draw:layer="layout" svg:width="2.35cm" svg:height="1.012cm" svg:x="4.25cm" svg:y="1.5cm" svg:viewBox="0 0 2351 1013" draw:points="0,1013 2351,1013 2351,0 0,0">
              <text:p/>
            </draw:polygon>
          </draw:g>
          <draw:frame draw:style-name="gr3" draw:text-style-name="P2" draw:layer="layout" svg:width="2.35cm" svg:height="1.012cm" svg:x="4.25cm" svg:y="1.5cm">
            <draw:text-box>
              <text:p text:style-name="P3"><text:span text:style-name="T1">Host</text:span></text:p>
            </draw:text-box>
          </draw:frame>
        </draw:g>
        <draw:g>
          <draw:g>
            <draw:polygon draw:style-name="gr1" draw:text-style-name="P1" draw:layer="layout" svg:width="2.35cm" svg:height="0.626cm" svg:x="2cm" svg:y="3.065cm" svg:viewBox="0 0 2351 627" draw:points="0,627 2351,627 2351,0 0,0">
              <text:p/>
            </draw:polygon>
            <draw:polygon draw:style-name="gr2" draw:text-style-name="P2" draw:layer="layout" svg:width="2.35cm" svg:height="0.626cm" svg:x="2cm" svg:y="3.065cm" svg:viewBox="0 0 2351 627" draw:points="0,627 2351,627 2351,0 0,0">
              <text:p/>
            </draw:polygon>
          </draw:g>
          <draw:frame draw:style-name="gr4" draw:text-style-name="P2" draw:layer="layout" svg:width="2.35cm" svg:height="0.626cm" svg:x="2cm" svg:y="3.065cm">
            <draw:text-box>
              <text:p text:style-name="P3"><text:span text:style-name="T1">FC Switch1</text:span></text:p>
            </draw:text-box>
          </draw:frame>
        </draw:g>
        <draw:g>
          <draw:g>
            <draw:polygon draw:style-name="gr1" draw:text-style-name="P1" draw:layer="layout" svg:width="2.35cm" svg:height="0.626cm" svg:x="6.25cm" svg:y="3.074cm" svg:viewBox="0 0 2351 627" draw:points="0,627 2351,627 2351,0 0,0">
              <text:p/>
            </draw:polygon>
            <draw:polygon draw:style-name="gr2" draw:text-style-name="P2" draw:layer="layout" svg:width="2.35cm" svg:height="0.626cm" svg:x="6.25cm" svg:y="3.074cm" svg:viewBox="0 0 2351 627" draw:points="0,627 2351,627 2351,0 0,0">
              <text:p/>
            </draw:polygon>
          </draw:g>
          <draw:frame draw:style-name="gr4" draw:text-style-name="P2" draw:layer="layout" svg:width="2.35cm" svg:height="0.626cm" svg:x="6.25cm" svg:y="3.074cm">
            <draw:text-box>
              <text:p text:style-name="P3"><text:span text:style-name="T1">FC Switch2</text:span></text:p>
            </draw:text-box>
          </draw:frame>
        </draw:g>
        <draw:g>
          <draw:g>
            <draw:polygon draw:style-name="gr5" draw:text-style-name="P4" draw:layer="layout" svg:width="1.4cm" svg:height="0.625cm" svg:x="4.75cm" svg:y="2.125cm" svg:viewBox="0 0 1401 626" draw:points="0,626 1401,626 1401,0 0,0">
              <text:p/>
            </draw:polygon>
            <draw:polygon draw:style-name="gr2" draw:text-style-name="P2" draw:layer="layout" svg:width="1.4cm" svg:height="0.625cm" svg:x="4.75cm" svg:y="2.125cm" svg:viewBox="0 0 1401 626" draw:points="0,626 1401,626 1401,0 0,0">
              <text:p/>
            </draw:polygon>
          </draw:g>
          <draw:frame draw:style-name="gr6" draw:text-style-name="P2" draw:layer="layout" svg:width="1.4cm" svg:height="0.625cm" svg:x="4.75cm" svg:y="2.125cm">
            <draw:text-box>
              <text:p text:style-name="P3"><text:span text:style-name="T1">HBA</text:span><text:span text:style-name="T1">卡</text:span></text:p>
            </draw:text-box>
          </draw:frame>
        </draw:g>
        <draw:g>
          <draw:g>
            <draw:polygon draw:style-name="gr7" draw:text-style-name="P5" draw:layer="layout" svg:width="0.458cm" svg:height="0.35cm" svg:x="4.75cm" svg:y="2.5cm" svg:viewBox="0 0 459 351" draw:points="0,351 459,351 459,0 0,0">
              <text:p/>
            </draw:polygon>
            <draw:polygon draw:style-name="gr2" draw:text-style-name="P2" draw:layer="layout" svg:width="0.458cm" svg:height="0.35cm" svg:x="4.75cm" svg:y="2.5cm" svg:viewBox="0 0 459 351" draw:points="0,351 459,351 459,0 0,0">
              <text:p/>
            </draw:polygon>
          </draw:g>
          <draw:frame draw:style-name="gr8" draw:text-style-name="P2" draw:layer="layout" svg:width="0.458cm" svg:height="0.49cm" svg:x="4.75cm" svg:y="2.43cm">
            <draw:text-box>
              <text:p text:style-name="P3"><text:span text:style-name="T1">P1</text:span></text:p>
            </draw:text-box>
          </draw:frame>
        </draw:g>
        <draw:g>
          <draw:g>
            <draw:polygon draw:style-name="gr7" draw:text-style-name="P5" draw:layer="layout" svg:width="0.458cm" svg:height="0.35cm" svg:x="5.692cm" svg:y="2.5cm" svg:viewBox="0 0 459 351" draw:points="0,351 459,351 459,0 0,0">
              <text:p/>
            </draw:polygon>
            <draw:polygon draw:style-name="gr2" draw:text-style-name="P2" draw:layer="layout" svg:width="0.458cm" svg:height="0.35cm" svg:x="5.692cm" svg:y="2.5cm" svg:viewBox="0 0 459 351" draw:points="0,351 459,351 459,0 0,0">
              <text:p/>
            </draw:polygon>
          </draw:g>
          <draw:frame draw:style-name="gr8" draw:text-style-name="P2" draw:layer="layout" svg:width="0.458cm" svg:height="0.49cm" svg:x="5.692cm" svg:y="2.43cm">
            <draw:text-box>
              <text:p text:style-name="P3"><text:span text:style-name="T1">P2</text:span></text:p>
            </draw:text-box>
          </draw:frame>
        </draw:g>
        <draw:line draw:style-name="gr2" draw:text-style-name="P2" draw:layer="layout" svg:x1="4.98cm" svg:y1="2.85cm" svg:x2="3.175cm" svg:y2="3.066cm">
          <text:p/>
        </draw:line>
        <draw:line draw:style-name="gr2" draw:text-style-name="P2" draw:layer="layout" svg:x1="5.921cm" svg:y1="2.85cm" svg:x2="7.426cm" svg:y2="3.075cm">
          <text:p/>
        </draw:line>
        <draw:g>
          <draw:g>
            <draw:polygon draw:style-name="gr1" draw:text-style-name="P1" draw:layer="layout" svg:width="2.35cm" svg:height="0.612cm" svg:x="2.988cm" svg:y="4.25cm" svg:viewBox="0 0 2351 613" draw:points="0,613 2351,613 2351,0 0,0">
              <text:p/>
            </draw:polygon>
            <draw:polygon draw:style-name="gr2" draw:text-style-name="P2" draw:layer="layout" svg:width="2.35cm" svg:height="0.612cm" svg:x="2.988cm" svg:y="4.25cm" svg:viewBox="0 0 2351 613" draw:points="0,613 2351,613 2351,0 0,0">
              <text:p/>
            </draw:polygon>
          </draw:g>
          <draw:frame draw:style-name="gr9" draw:text-style-name="P2" draw:layer="layout" svg:width="2.35cm" svg:height="0.612cm" svg:x="2.988cm" svg:y="4.25cm">
            <draw:text-box>
              <text:p text:style-name="P3"><text:span text:style-name="T1">A</text:span><text:span text:style-name="T1">控</text:span></text:p>
            </draw:text-box>
          </draw:frame>
        </draw:g>
        <draw:g>
          <draw:g>
            <draw:polygon draw:style-name="gr1" draw:text-style-name="P1" draw:layer="layout" svg:width="2.35cm" svg:height="0.612cm" svg:x="5.35cm" svg:y="4.25cm" svg:viewBox="0 0 2351 613" draw:points="0,613 2351,613 2351,0 0,0">
              <text:p/>
            </draw:polygon>
            <draw:polygon draw:style-name="gr2" draw:text-style-name="P2" draw:layer="layout" svg:width="2.35cm" svg:height="0.612cm" svg:x="5.35cm" svg:y="4.25cm" svg:viewBox="0 0 2351 613" draw:points="0,613 2351,613 2351,0 0,0">
              <text:p/>
            </draw:polygon>
          </draw:g>
          <draw:frame draw:style-name="gr9" draw:text-style-name="P2" draw:layer="layout" svg:width="2.35cm" svg:height="0.612cm" svg:x="5.35cm" svg:y="4.25cm">
            <draw:text-box>
              <text:p text:style-name="P3"><text:span text:style-name="T1">B</text:span><text:span text:style-name="T1">控</text:span></text:p>
            </draw:text-box>
          </draw:frame>
        </draw:g>
        <draw:g>
          <draw:g>
            <draw:polygon draw:style-name="gr1" draw:text-style-name="P1" draw:layer="layout" svg:width="3.1cm" svg:height="0.549cm" svg:x="4.025cm" svg:y="5.547cm" svg:viewBox="0 0 3101 550" draw:points="0,550 3101,550 3101,0 0,0">
              <text:p/>
            </draw:polygon>
            <draw:polygon draw:style-name="gr2" draw:text-style-name="P2" draw:layer="layout" svg:width="3.1cm" svg:height="0.549cm" svg:x="4.025cm" svg:y="5.547cm" svg:viewBox="0 0 3101 550" draw:points="0,550 3101,550 3101,0 0,0">
              <text:p/>
            </draw:polygon>
          </draw:g>
          <draw:frame draw:style-name="gr10" draw:text-style-name="P2" draw:layer="layout" svg:width="3.1cm" svg:height="0.549cm" svg:x="4.025cm" svg:y="5.547cm">
            <draw:text-box>
              <text:p text:style-name="P3"><text:span text:style-name="T1"><text:s text:c="23"/></text:span><text:span text:style-name="T1">A</text:span><text:span text:style-name="T1">级联板</text:span></text:p>
            </draw:text-box>
          </draw:frame>
        </draw:g>
        <draw:g>
          <draw:g>
            <draw:polygon draw:style-name="gr7" draw:text-style-name="P5" draw:layer="layout" svg:width="0.592cm" svg:height="0.233cm" svg:x="4.183cm" svg:y="5.705cm" svg:viewBox="0 0 593 234" draw:points="0,234 593,234 593,0 0,0">
              <text:p/>
            </draw:polygon>
            <draw:polygon draw:style-name="gr2" draw:text-style-name="P2" draw:layer="layout" svg:width="0.592cm" svg:height="0.233cm" svg:x="4.183cm" svg:y="5.705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183cm" svg:y="5.577cm">
            <draw:text-box>
              <text:p text:style-name="P3"><text:span text:style-name="T1">PRI</text:span></text:p>
            </draw:text-box>
          </draw:frame>
        </draw:g>
        <draw:g>
          <draw:g>
            <draw:polygon draw:style-name="gr7" draw:text-style-name="P5" draw:layer="layout" svg:width="0.592cm" svg:height="0.233cm" svg:x="4.904cm" svg:y="5.705cm" svg:viewBox="0 0 593 234" draw:points="0,234 593,234 593,0 0,0">
              <text:p/>
            </draw:polygon>
            <draw:polygon draw:style-name="gr2" draw:text-style-name="P2" draw:layer="layout" svg:width="0.592cm" svg:height="0.233cm" svg:x="4.904cm" svg:y="5.705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904cm" svg:y="5.577cm">
            <draw:text-box>
              <text:p text:style-name="P3"><text:span text:style-name="T1">EXP</text:span></text:p>
            </draw:text-box>
          </draw:frame>
        </draw:g>
        <draw:g>
          <draw:g>
            <draw:polygon draw:style-name="gr1" draw:text-style-name="P1" draw:layer="layout" svg:width="3.1cm" svg:height="0.549cm" svg:x="4.025cm" svg:y="6.142cm" svg:viewBox="0 0 3101 550" draw:points="0,550 3101,550 3101,0 0,0">
              <text:p/>
            </draw:polygon>
            <draw:polygon draw:style-name="gr2" draw:text-style-name="P2" draw:layer="layout" svg:width="3.1cm" svg:height="0.549cm" svg:x="4.025cm" svg:y="6.142cm" svg:viewBox="0 0 3101 550" draw:points="0,550 3101,550 3101,0 0,0">
              <text:p/>
            </draw:polygon>
          </draw:g>
          <draw:frame draw:style-name="gr10" draw:text-style-name="P2" draw:layer="layout" svg:width="3.1cm" svg:height="0.549cm" svg:x="4.025cm" svg:y="6.142cm">
            <draw:text-box>
              <text:p text:style-name="P3"><text:span text:style-name="T1"><text:s text:c="23"/></text:span><text:span text:style-name="T1">B</text:span><text:span text:style-name="T1">级联板</text:span></text:p>
            </draw:text-box>
          </draw:frame>
        </draw:g>
        <draw:g>
          <draw:g>
            <draw:polygon draw:style-name="gr7" draw:text-style-name="P5" draw:layer="layout" svg:width="0.592cm" svg:height="0.233cm" svg:x="4.183cm" svg:y="6.3cm" svg:viewBox="0 0 593 234" draw:points="0,234 593,234 593,0 0,0">
              <text:p/>
            </draw:polygon>
            <draw:polygon draw:style-name="gr2" draw:text-style-name="P2" draw:layer="layout" svg:width="0.592cm" svg:height="0.233cm" svg:x="4.183cm" svg:y="6.3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183cm" svg:y="6.172cm">
            <draw:text-box>
              <text:p text:style-name="P3"><text:span text:style-name="T1">PRI</text:span></text:p>
            </draw:text-box>
          </draw:frame>
        </draw:g>
        <draw:g>
          <draw:g>
            <draw:polygon draw:style-name="gr7" draw:text-style-name="P5" draw:layer="layout" svg:width="0.592cm" svg:height="0.233cm" svg:x="4.904cm" svg:y="6.3cm" svg:viewBox="0 0 593 234" draw:points="0,234 593,234 593,0 0,0">
              <text:p/>
            </draw:polygon>
            <draw:polygon draw:style-name="gr2" draw:text-style-name="P2" draw:layer="layout" svg:width="0.592cm" svg:height="0.233cm" svg:x="4.904cm" svg:y="6.3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904cm" svg:y="6.172cm">
            <draw:text-box>
              <text:p text:style-name="P3"><text:span text:style-name="T1">EXP</text:span></text:p>
            </draw:text-box>
          </draw:frame>
        </draw:g>
        <draw:g>
          <draw:g>
            <draw:path draw:style-name="gr11" draw:text-style-name="P6" draw:layer="layout" svg:width="1.25cm" svg:height="0.488cm" svg:x="7.75cm" svg:y="5.66cm" svg:viewBox="0 0 1251 489" svg:d="M0 244c0-45 26-83 84-122 57-39 129-67 229-89 99-23 197-33 312-33 116 0 214 10 313 33 100 22 172 50 229 89 58 39 84 77 84 122 0 46-26 84-84 123-57 39-129 67-229 89-99 23-197 33-312 33-116 0-214-10-313-33-100-22-172-50-229-89-58-39-84-77-84-123z">
              <text:p/>
            </draw:path>
            <draw:path draw:style-name="gr2" draw:text-style-name="P2" draw:layer="layout" svg:width="1.25cm" svg:height="0.488cm" svg:x="7.75cm" svg:y="5.66cm" svg:viewBox="0 0 1251 489" svg:d="M0 244c0-45 26-83 84-122 57-39 129-67 229-89 99-23 197-33 312-33 116 0 214 10 313 33 100 22 172 50 229 89 58 39 84 77 84 122 0 46-26 84-84 123-57 39-129 67-229 89-99 23-197 33-312 33-116 0-214-10-313-33-100-22-172-50-229-89-58-39-84-77-84-123z">
              <text:p/>
            </draw:path>
          </draw:g>
          <draw:frame draw:style-name="gr12" draw:text-style-name="P2" draw:layer="layout" svg:width="1.094cm" svg:height="0.63cm" svg:x="7.828cm" svg:y="5.59cm">
            <draw:text-box>
              <text:p text:style-name="P3"><text:span text:style-name="T1">Disk</text:span></text:p>
            </draw:text-box>
          </draw:frame>
        </draw:g>
        <draw:g>
          <draw:g>
            <draw:path draw:style-name="gr11" draw:text-style-name="P6" draw:layer="layout" svg:width="1.25cm" svg:height="0.488cm" svg:x="7.75cm" svg:y="6.261cm" svg:viewBox="0 0 1251 489" svg:d="M0 244c0-45 26-83 84-122 57-39 129-67 229-89 99-23 197-33 312-33 116 0 214 10 313 33 100 22 172 50 229 89 58 39 84 77 84 122 0 46-26 84-84 123-57 39-129 67-229 89-99 23-197 33-312 33-116 0-214-10-313-33-100-22-172-50-229-89-58-39-84-77-84-123z">
              <text:p/>
            </draw:path>
            <draw:path draw:style-name="gr2" draw:text-style-name="P2" draw:layer="layout" svg:width="1.25cm" svg:height="0.488cm" svg:x="7.75cm" svg:y="6.261cm" svg:viewBox="0 0 1251 489" svg:d="M0 244c0-45 26-83 84-122 57-39 129-67 229-89 99-23 197-33 312-33 116 0 214 10 313 33 100 22 172 50 229 89 58 39 84 77 84 122 0 46-26 84-84 123-57 39-129 67-229 89-99 23-197 33-312 33-116 0-214-10-313-33-100-22-172-50-229-89-58-39-84-77-84-123z">
              <text:p/>
            </draw:path>
          </draw:g>
          <draw:frame draw:style-name="gr12" draw:text-style-name="P2" draw:layer="layout" svg:width="1.094cm" svg:height="0.63cm" svg:x="7.828cm" svg:y="6.19cm">
            <draw:text-box>
              <text:p text:style-name="P3"><text:span text:style-name="T1">Disk</text:span></text:p>
            </draw:text-box>
          </draw:frame>
        </draw:g>
        <draw:line draw:style-name="gr2" draw:text-style-name="P2" draw:layer="layout" svg:x1="7.895cm" svg:y1="5.749cm" svg:x2="7.125cm" svg:y2="5.823cm">
          <text:p/>
        </draw:line>
        <draw:line draw:style-name="gr2" draw:text-style-name="P2" draw:layer="layout" svg:x1="7.751cm" svg:y1="5.905cm" svg:x2="7.125cm" svg:y2="6.418cm">
          <text:p/>
        </draw:line>
        <draw:line draw:style-name="gr2" draw:text-style-name="P2" draw:layer="layout" svg:x1="7.908cm" svg:y1="6.344cm" svg:x2="7.125cm" svg:y2="5.822cm">
          <text:p/>
        </draw:line>
        <draw:line draw:style-name="gr2" draw:text-style-name="P2" draw:layer="layout" svg:x1="7.751cm" svg:y1="6.506cm" svg:x2="7.125cm" svg:y2="6.416cm">
          <text:p/>
        </draw:line>
        <draw:line draw:style-name="gr2" draw:text-style-name="P2" draw:layer="layout" svg:x1="3.175cm" svg:y1="3.691cm" svg:x2="4.164cm" svg:y2="4.251cm">
          <text:p/>
        </draw:line>
        <draw:line draw:style-name="gr2" draw:text-style-name="P2" draw:layer="layout" svg:x1="4.35cm" svg:y1="3.378cm" svg:x2="6.526cm" svg:y2="4.251cm">
          <text:p/>
        </draw:line>
        <draw:line draw:style-name="gr2" draw:text-style-name="P2" draw:layer="layout" svg:x1="6.252cm" svg:y1="3.387cm" svg:x2="4.163cm" svg:y2="4.251cm">
          <text:p/>
        </draw:line>
        <draw:line draw:style-name="gr2" draw:text-style-name="P2" draw:layer="layout" svg:x1="7.426cm" svg:y1="3.7cm" svg:x2="6.525cm" svg:y2="4.251cm">
          <text:p/>
        </draw:line>
        <draw:g>
          <draw:g>
            <draw:polygon draw:style-name="gr1" draw:text-style-name="P1" draw:layer="layout" svg:width="3.1cm" svg:height="0.549cm" svg:x="4.05cm" svg:y="7.199cm" svg:viewBox="0 0 3101 550" draw:points="0,550 3101,550 3101,0 0,0">
              <text:p/>
            </draw:polygon>
            <draw:polygon draw:style-name="gr2" draw:text-style-name="P2" draw:layer="layout" svg:width="3.1cm" svg:height="0.549cm" svg:x="4.05cm" svg:y="7.199cm" svg:viewBox="0 0 3101 550" draw:points="0,550 3101,550 3101,0 0,0">
              <text:p/>
            </draw:polygon>
          </draw:g>
          <draw:frame draw:style-name="gr10" draw:text-style-name="P2" draw:layer="layout" svg:width="3.1cm" svg:height="0.549cm" svg:x="4.05cm" svg:y="7.199cm">
            <draw:text-box>
              <text:p text:style-name="P3"><text:span text:style-name="T1"><text:s text:c="23"/></text:span><text:span text:style-name="T1">A</text:span><text:span text:style-name="T1">级联板</text:span></text:p>
            </draw:text-box>
          </draw:frame>
        </draw:g>
        <draw:g>
          <draw:g>
            <draw:polygon draw:style-name="gr7" draw:text-style-name="P5" draw:layer="layout" svg:width="0.592cm" svg:height="0.233cm" svg:x="4.208cm" svg:y="7.357cm" svg:viewBox="0 0 593 234" draw:points="0,234 593,234 593,0 0,0">
              <text:p/>
            </draw:polygon>
            <draw:polygon draw:style-name="gr2" draw:text-style-name="P2" draw:layer="layout" svg:width="0.592cm" svg:height="0.233cm" svg:x="4.208cm" svg:y="7.357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208cm" svg:y="7.229cm">
            <draw:text-box>
              <text:p text:style-name="P3"><text:span text:style-name="T1">PRI</text:span></text:p>
            </draw:text-box>
          </draw:frame>
        </draw:g>
        <draw:g>
          <draw:g>
            <draw:polygon draw:style-name="gr7" draw:text-style-name="P5" draw:layer="layout" svg:width="0.592cm" svg:height="0.233cm" svg:x="4.929cm" svg:y="7.357cm" svg:viewBox="0 0 593 234" draw:points="0,234 593,234 593,0 0,0">
              <text:p/>
            </draw:polygon>
            <draw:polygon draw:style-name="gr2" draw:text-style-name="P2" draw:layer="layout" svg:width="0.592cm" svg:height="0.233cm" svg:x="4.929cm" svg:y="7.357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929cm" svg:y="7.229cm">
            <draw:text-box>
              <text:p text:style-name="P3"><text:span text:style-name="T1">EXP</text:span></text:p>
            </draw:text-box>
          </draw:frame>
        </draw:g>
        <draw:g>
          <draw:g>
            <draw:polygon draw:style-name="gr1" draw:text-style-name="P1" draw:layer="layout" svg:width="3.1cm" svg:height="0.549cm" svg:x="4.05cm" svg:y="7.793cm" svg:viewBox="0 0 3101 550" draw:points="0,550 3101,550 3101,0 0,0">
              <text:p/>
            </draw:polygon>
            <draw:polygon draw:style-name="gr2" draw:text-style-name="P2" draw:layer="layout" svg:width="3.1cm" svg:height="0.549cm" svg:x="4.05cm" svg:y="7.793cm" svg:viewBox="0 0 3101 550" draw:points="0,550 3101,550 3101,0 0,0">
              <text:p/>
            </draw:polygon>
          </draw:g>
          <draw:frame draw:style-name="gr10" draw:text-style-name="P2" draw:layer="layout" svg:width="3.1cm" svg:height="0.549cm" svg:x="4.05cm" svg:y="7.793cm">
            <draw:text-box>
              <text:p text:style-name="P3"><text:span text:style-name="T1"><text:s text:c="23"/></text:span><text:span text:style-name="T1">B</text:span><text:span text:style-name="T1">级联板</text:span></text:p>
            </draw:text-box>
          </draw:frame>
        </draw:g>
        <draw:g>
          <draw:g>
            <draw:polygon draw:style-name="gr7" draw:text-style-name="P5" draw:layer="layout" svg:width="0.592cm" svg:height="0.233cm" svg:x="4.208cm" svg:y="7.951cm" svg:viewBox="0 0 593 234" draw:points="0,234 593,234 593,0 0,0">
              <text:p/>
            </draw:polygon>
            <draw:polygon draw:style-name="gr2" draw:text-style-name="P2" draw:layer="layout" svg:width="0.592cm" svg:height="0.233cm" svg:x="4.208cm" svg:y="7.951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208cm" svg:y="7.823cm">
            <draw:text-box>
              <text:p text:style-name="P3"><text:span text:style-name="T1">PRI</text:span></text:p>
            </draw:text-box>
          </draw:frame>
        </draw:g>
        <draw:g>
          <draw:g>
            <draw:polygon draw:style-name="gr7" draw:text-style-name="P5" draw:layer="layout" svg:width="0.592cm" svg:height="0.233cm" svg:x="4.929cm" svg:y="7.951cm" svg:viewBox="0 0 593 234" draw:points="0,234 593,234 593,0 0,0">
              <text:p/>
            </draw:polygon>
            <draw:polygon draw:style-name="gr2" draw:text-style-name="P2" draw:layer="layout" svg:width="0.592cm" svg:height="0.233cm" svg:x="4.929cm" svg:y="7.951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929cm" svg:y="7.823cm">
            <draw:text-box>
              <text:p text:style-name="P3"><text:span text:style-name="T1">EXP</text:span></text:p>
            </draw:text-box>
          </draw:frame>
        </draw:g>
        <draw:g>
          <draw:g>
            <draw:path draw:style-name="gr11" draw:text-style-name="P6" draw:layer="layout" svg:width="1.25cm" svg:height="0.488cm" svg:x="7.775cm" svg:y="7.312cm" svg:viewBox="0 0 1251 489" svg:d="M0 244c0-45 26-83 84-122 57-39 129-67 229-89 99-23 197-33 312-33 116 0 214 10 313 33 100 22 172 50 229 89 58 39 84 77 84 122 0 46-26 84-84 123-57 39-129 67-229 90-99 22-197 32-312 32-116 0-214-10-313-32-100-23-172-51-229-90-58-39-84-77-84-123z">
              <text:p/>
            </draw:path>
            <draw:path draw:style-name="gr2" draw:text-style-name="P2" draw:layer="layout" svg:width="1.25cm" svg:height="0.488cm" svg:x="7.775cm" svg:y="7.312cm" svg:viewBox="0 0 1251 489" svg:d="M0 244c0-45 26-83 84-122 57-39 129-67 229-89 99-23 197-33 312-33 116 0 214 10 313 33 100 22 172 50 229 89 58 39 84 77 84 122 0 46-26 84-84 123-57 39-129 67-229 90-99 22-197 32-312 32-116 0-214-10-313-32-100-23-172-51-229-90-58-39-84-77-84-123z">
              <text:p/>
            </draw:path>
          </draw:g>
          <draw:frame draw:style-name="gr12" draw:text-style-name="P2" draw:layer="layout" svg:width="1.094cm" svg:height="0.63cm" svg:x="7.853cm" svg:y="7.241cm">
            <draw:text-box>
              <text:p text:style-name="P3"><text:span text:style-name="T1">Disk</text:span></text:p>
            </draw:text-box>
          </draw:frame>
        </draw:g>
        <draw:g>
          <draw:g>
            <draw:path draw:style-name="gr11" draw:text-style-name="P6" draw:layer="layout" svg:width="1.25cm" svg:height="0.488cm" svg:x="7.775cm" svg:y="7.912cm" svg:viewBox="0 0 1251 489" svg:d="M0 244c0-45 26-83 84-122 57-39 129-67 229-89 99-23 197-33 312-33 116 0 214 10 313 33 100 22 172 50 229 89 58 39 84 77 84 122 0 46-26 84-84 123-57 39-129 67-229 89-99 23-197 33-312 33-116 0-214-10-313-33-100-22-172-50-229-89-58-39-84-77-84-123z">
              <text:p/>
            </draw:path>
            <draw:path draw:style-name="gr2" draw:text-style-name="P2" draw:layer="layout" svg:width="1.25cm" svg:height="0.488cm" svg:x="7.775cm" svg:y="7.912cm" svg:viewBox="0 0 1251 489" svg:d="M0 244c0-45 26-83 84-122 57-39 129-67 229-89 99-23 197-33 312-33 116 0 214 10 313 33 100 22 172 50 229 89 58 39 84 77 84 122 0 46-26 84-84 123-57 39-129 67-229 89-99 23-197 33-312 33-116 0-214-10-313-33-100-22-172-50-229-89-58-39-84-77-84-123z">
              <text:p/>
            </draw:path>
          </draw:g>
          <draw:frame draw:style-name="gr12" draw:text-style-name="P2" draw:layer="layout" svg:width="1.094cm" svg:height="0.63cm" svg:x="7.853cm" svg:y="7.842cm">
            <draw:text-box>
              <text:p text:style-name="P3"><text:span text:style-name="T1">Disk</text:span></text:p>
            </draw:text-box>
          </draw:frame>
        </draw:g>
        <draw:line draw:style-name="gr2" draw:text-style-name="P2" draw:layer="layout" svg:x1="7.92cm" svg:y1="7.4cm" svg:x2="7.15cm" svg:y2="7.474cm">
          <text:p/>
        </draw:line>
        <draw:line draw:style-name="gr2" draw:text-style-name="P2" draw:layer="layout" svg:x1="7.776cm" svg:y1="7.556cm" svg:x2="7.15cm" svg:y2="8.069cm">
          <text:p/>
        </draw:line>
        <draw:line draw:style-name="gr2" draw:text-style-name="P2" draw:layer="layout" svg:x1="7.933cm" svg:y1="7.995cm" svg:x2="7.15cm" svg:y2="7.473cm">
          <text:p/>
        </draw:line>
        <draw:line draw:style-name="gr2" draw:text-style-name="P2" draw:layer="layout" svg:x1="7.776cm" svg:y1="8.158cm" svg:x2="7.15cm" svg:y2="8.068cm">
          <text:p/>
        </draw:line>
        <draw:g>
          <draw:g>
            <draw:polygon draw:style-name="gr1" draw:text-style-name="P1" draw:layer="layout" svg:width="3.1cm" svg:height="0.549cm" svg:x="4cm" svg:y="8.8cm" svg:viewBox="0 0 3101 550" draw:points="0,550 3101,550 3101,0 0,0">
              <text:p/>
            </draw:polygon>
            <draw:polygon draw:style-name="gr2" draw:text-style-name="P2" draw:layer="layout" svg:width="3.1cm" svg:height="0.549cm" svg:x="4cm" svg:y="8.8cm" svg:viewBox="0 0 3101 550" draw:points="0,550 3101,550 3101,0 0,0">
              <text:p/>
            </draw:polygon>
          </draw:g>
          <draw:frame draw:style-name="gr10" draw:text-style-name="P2" draw:layer="layout" svg:width="3.1cm" svg:height="0.549cm" svg:x="4cm" svg:y="8.8cm">
            <draw:text-box>
              <text:p text:style-name="P3"><text:span text:style-name="T1"><text:s text:c="23"/></text:span><text:span text:style-name="T1">A</text:span><text:span text:style-name="T1">级联板</text:span></text:p>
            </draw:text-box>
          </draw:frame>
        </draw:g>
        <draw:g>
          <draw:g>
            <draw:polygon draw:style-name="gr7" draw:text-style-name="P5" draw:layer="layout" svg:width="0.592cm" svg:height="0.233cm" svg:x="4.159cm" svg:y="8.958cm" svg:viewBox="0 0 593 234" draw:points="0,234 593,234 593,0 0,0">
              <text:p/>
            </draw:polygon>
            <draw:polygon draw:style-name="gr2" draw:text-style-name="P2" draw:layer="layout" svg:width="0.592cm" svg:height="0.233cm" svg:x="4.159cm" svg:y="8.958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159cm" svg:y="8.83cm">
            <draw:text-box>
              <text:p text:style-name="P3"><text:span text:style-name="T1">PRI</text:span></text:p>
            </draw:text-box>
          </draw:frame>
        </draw:g>
        <draw:g>
          <draw:g>
            <draw:polygon draw:style-name="gr7" draw:text-style-name="P5" draw:layer="layout" svg:width="0.592cm" svg:height="0.233cm" svg:x="4.879cm" svg:y="8.958cm" svg:viewBox="0 0 593 234" draw:points="0,234 593,234 593,0 0,0">
              <text:p/>
            </draw:polygon>
            <draw:polygon draw:style-name="gr2" draw:text-style-name="P2" draw:layer="layout" svg:width="0.592cm" svg:height="0.233cm" svg:x="4.879cm" svg:y="8.958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879cm" svg:y="8.83cm">
            <draw:text-box>
              <text:p text:style-name="P3"><text:span text:style-name="T1">EXP</text:span></text:p>
            </draw:text-box>
          </draw:frame>
        </draw:g>
        <draw:g>
          <draw:g>
            <draw:polygon draw:style-name="gr1" draw:text-style-name="P1" draw:layer="layout" svg:width="3.1cm" svg:height="0.549cm" svg:x="4cm" svg:y="9.394cm" svg:viewBox="0 0 3101 550" draw:points="0,550 3101,550 3101,0 0,0">
              <text:p/>
            </draw:polygon>
            <draw:polygon draw:style-name="gr2" draw:text-style-name="P2" draw:layer="layout" svg:width="3.1cm" svg:height="0.549cm" svg:x="4cm" svg:y="9.394cm" svg:viewBox="0 0 3101 550" draw:points="0,550 3101,550 3101,0 0,0">
              <text:p/>
            </draw:polygon>
          </draw:g>
          <draw:frame draw:style-name="gr10" draw:text-style-name="P2" draw:layer="layout" svg:width="3.1cm" svg:height="0.549cm" svg:x="4cm" svg:y="9.394cm">
            <draw:text-box>
              <text:p text:style-name="P3"><text:span text:style-name="T1"><text:s text:c="23"/></text:span><text:span text:style-name="T1">B</text:span><text:span text:style-name="T1">级联板</text:span></text:p>
            </draw:text-box>
          </draw:frame>
        </draw:g>
        <draw:g>
          <draw:g>
            <draw:polygon draw:style-name="gr7" draw:text-style-name="P5" draw:layer="layout" svg:width="0.592cm" svg:height="0.233cm" svg:x="4.159cm" svg:y="9.552cm" svg:viewBox="0 0 593 234" draw:points="0,234 593,234 593,0 0,0">
              <text:p/>
            </draw:polygon>
            <draw:polygon draw:style-name="gr2" draw:text-style-name="P2" draw:layer="layout" svg:width="0.592cm" svg:height="0.233cm" svg:x="4.159cm" svg:y="9.552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159cm" svg:y="9.424cm">
            <draw:text-box>
              <text:p text:style-name="P3"><text:span text:style-name="T1">PRI</text:span></text:p>
            </draw:text-box>
          </draw:frame>
        </draw:g>
        <draw:g>
          <draw:g>
            <draw:polygon draw:style-name="gr7" draw:text-style-name="P5" draw:layer="layout" svg:width="0.592cm" svg:height="0.233cm" svg:x="4.879cm" svg:y="9.552cm" svg:viewBox="0 0 593 234" draw:points="0,234 593,234 593,0 0,0">
              <text:p/>
            </draw:polygon>
            <draw:polygon draw:style-name="gr2" draw:text-style-name="P2" draw:layer="layout" svg:width="0.592cm" svg:height="0.233cm" svg:x="4.879cm" svg:y="9.552cm" svg:viewBox="0 0 593 234" draw:points="0,234 593,234 593,0 0,0">
              <text:p/>
            </draw:polygon>
          </draw:g>
          <draw:frame draw:style-name="gr8" draw:text-style-name="P2" draw:layer="layout" svg:width="0.592cm" svg:height="0.49cm" svg:x="4.879cm" svg:y="9.424cm">
            <draw:text-box>
              <text:p text:style-name="P3"><text:span text:style-name="T1">EXP</text:span></text:p>
            </draw:text-box>
          </draw:frame>
        </draw:g>
        <draw:g>
          <draw:g>
            <draw:path draw:style-name="gr11" draw:text-style-name="P6" draw:layer="layout" svg:width="1.25cm" svg:height="0.488cm" svg:x="7.725cm" svg:y="8.913cm" svg:viewBox="0 0 1251 489" svg:d="M0 244c0-45 26-83 84-122 57-39 129-67 229-89 99-23 197-33 312-33 116 0 214 10 313 33 100 22 172 50 229 89 58 39 84 77 84 122 0 46-26 84-84 123-57 39-129 67-229 89-99 23-197 33-312 33-116 0-214-10-313-33-100-22-172-50-229-89-58-39-84-77-84-123z">
              <text:p/>
            </draw:path>
            <draw:path draw:style-name="gr2" draw:text-style-name="P2" draw:layer="layout" svg:width="1.25cm" svg:height="0.488cm" svg:x="7.725cm" svg:y="8.913cm" svg:viewBox="0 0 1251 489" svg:d="M0 244c0-45 26-83 84-122 57-39 129-67 229-89 99-23 197-33 312-33 116 0 214 10 313 33 100 22 172 50 229 89 58 39 84 77 84 122 0 46-26 84-84 123-57 39-129 67-229 89-99 23-197 33-312 33-116 0-214-10-313-33-100-22-172-50-229-89-58-39-84-77-84-123z">
              <text:p/>
            </draw:path>
          </draw:g>
          <draw:frame draw:style-name="gr12" draw:text-style-name="P2" draw:layer="layout" svg:width="1.094cm" svg:height="0.63cm" svg:x="7.803cm" svg:y="8.843cm">
            <draw:text-box>
              <text:p text:style-name="P3"><text:span text:style-name="T1">Disk</text:span></text:p>
            </draw:text-box>
          </draw:frame>
        </draw:g>
        <draw:g>
          <draw:g>
            <draw:path draw:style-name="gr11" draw:text-style-name="P6" draw:layer="layout" svg:width="1.25cm" svg:height="0.488cm" svg:x="7.725cm" svg:y="9.513cm" svg:viewBox="0 0 1251 489" svg:d="M0 244c0-45 26-83 84-122 57-39 129-67 229-90 99-22 197-32 312-32 116 0 214 10 313 32 100 23 172 51 229 90 58 39 84 77 84 122 0 46-26 84-84 123-57 39-129 67-229 89-99 23-197 33-312 33-116 0-214-10-313-33-100-22-172-50-229-89-58-39-84-77-84-123z">
              <text:p/>
            </draw:path>
            <draw:path draw:style-name="gr2" draw:text-style-name="P2" draw:layer="layout" svg:width="1.25cm" svg:height="0.488cm" svg:x="7.725cm" svg:y="9.513cm" svg:viewBox="0 0 1251 489" svg:d="M0 244c0-45 26-83 84-122 57-39 129-67 229-90 99-22 197-32 312-32 116 0 214 10 313 32 100 23 172 51 229 90 58 39 84 77 84 122 0 46-26 84-84 123-57 39-129 67-229 89-99 23-197 33-312 33-116 0-214-10-313-33-100-22-172-50-229-89-58-39-84-77-84-123z">
              <text:p/>
            </draw:path>
          </draw:g>
          <draw:frame draw:style-name="gr12" draw:text-style-name="P2" draw:layer="layout" svg:width="1.094cm" svg:height="0.63cm" svg:x="7.803cm" svg:y="9.443cm">
            <draw:text-box>
              <text:p text:style-name="P3"><text:span text:style-name="T1">Disk</text:span></text:p>
            </draw:text-box>
          </draw:frame>
        </draw:g>
        <draw:line draw:style-name="gr2" draw:text-style-name="P2" draw:layer="layout" svg:x1="7.87cm" svg:y1="9.002cm" svg:x2="7.1cm" svg:y2="9.076cm">
          <text:p/>
        </draw:line>
        <draw:line draw:style-name="gr2" draw:text-style-name="P2" draw:layer="layout" svg:x1="7.726cm" svg:y1="9.158cm" svg:x2="7.1cm" svg:y2="9.671cm">
          <text:p/>
        </draw:line>
        <draw:line draw:style-name="gr2" draw:text-style-name="P2" draw:layer="layout" svg:x1="7.883cm" svg:y1="9.597cm" svg:x2="7.1cm" svg:y2="9.075cm">
          <text:p/>
        </draw:line>
        <draw:line draw:style-name="gr2" draw:text-style-name="P2" draw:layer="layout" svg:x1="7.726cm" svg:y1="9.759cm" svg:x2="7.1cm" svg:y2="9.669cm">
          <text:p/>
        </draw:line>
        <draw:polyline draw:style-name="gr13" draw:text-style-name="P2" draw:layer="layout" svg:width="0.317cm" svg:height="0.844cm" svg:x="4.163cm" svg:y="4.862cm" svg:viewBox="0 0 318 845" draw:points="0,0 0,376 318,376 318,845">
          <text:p/>
        </draw:polyline>
        <draw:line draw:style-name="gr13" draw:text-style-name="P2" draw:layer="layout" svg:x1="5.201cm" svg:y1="5.939cm" svg:x2="4.504cm" svg:y2="7.358cm">
          <text:p/>
        </draw:line>
        <draw:path draw:style-name="gr13" draw:text-style-name="P2" draw:layer="layout" svg:width="0.771cm" svg:height="1.368cm" svg:x="4.454cm" svg:y="7.59cm" svg:viewBox="0 0 772 1369" svg:d="M772 0c-169 245-302 458-446 718-124 224-221 417-326 651">
          <text:p/>
        </draw:path>
        <draw:line draw:style-name="gr13" draw:text-style-name="P2" draw:layer="layout" svg:x1="5.176cm" svg:y1="9.554cm" svg:x2="4.504cm" svg:y2="8.185cm">
          <text:p/>
        </draw:line>
        <draw:line draw:style-name="gr13" draw:text-style-name="P2" draw:layer="layout" svg:x1="5.226cm" svg:y1="7.952cm" svg:x2="4.479cm" svg:y2="6.533cm">
          <text:p/>
        </draw:line>
        <draw:polyline draw:style-name="gr13" draw:text-style-name="P2" draw:layer="layout" svg:width="5.446cm" svg:height="5.299cm" svg:x="4.454cm" svg:y="4.862cm" svg:viewBox="0 0 5447 5300" draw:points="2071,0 2071,216 5447,216 5447,5300 0,5300 0,4925">
          <text:p/>
        </draw:polyline>
        <draw:custom-shape draw:style-name="gr14" draw:text-style-name="P8" xml:id="id2" draw:id="id2" draw:layer="layout" svg:width="3cm" svg:height="0.719cm" svg:x="8.4cm" svg:y="15.981cm">
          <text:p text:style-name="P7"><text:span text:style-name="T2">FC</text:span><text:span text:style-name="T2">卡，光模块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0.719cm" svg:x="8.4cm" svg:y="15.281cm">
          <text:p text:style-name="P7"><text:span text:style-name="T2">FW</text:span><text:span text:style-name="T2">（可选）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0.719cm" svg:x="8.4cm" svg:y="14.581cm">
          <text:p text:style-name="P7"><text:span text:style-name="T2">FC</text:span><text:span text:style-name="T2">驱动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0.719cm" svg:x="8.4cm" svg:y="13.881cm">
          <text:p text:style-name="P7"><text:span text:style-name="T2">SCSI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0.719cm" svg:x="8.4cm" svg:y="13.181cm">
          <text:p text:style-name="P7"><text:span text:style-name="T2">上层模块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.55cm" svg:x="2.2cm" svg:y="12.42cm">
          <text:p text:style-name="P7"><text:span text:style-name="T2">Host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" draw:id="id1" draw:layer="layout" svg:width="3cm" svg:height="0.719cm" svg:x="2.2cm" svg:y="15.981cm">
          <text:p text:style-name="P7"><text:span text:style-name="T2">HBA</text:span><text:span text:style-name="T2">卡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cm" svg:height="0.719cm" svg:x="8.4cm" svg:y="12.447cm">
          <text:p text:style-name="P7"><text:span text:style-name="T2">存储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5.2cm" svg:y1="16.34cm" svg:x2="8.4cm" svg:y2="16.34cm" draw:start-shape="id1" draw:start-glue-point="1" draw:end-shape="id2" draw:end-glue-point="3" svg:d="M5200 16340h3200" svg:viewBox="0 0 3201 1">
          <text:p text:style-name="P7"><text:span text:style-name="T2">光纤线</text:span></text:p>
        </draw:connector>
        <draw:custom-shape draw:style-name="gr17" draw:text-style-name="P8" draw:layer="layout" svg:width="1.3cm" svg:height="0.719cm" svg:x="2.2cm" svg:y="18.281cm">
          <text:p text:style-name="P7"><text:span text:style-name="T2">主机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2.831cm" svg:y1="18.994cm" svg:x2="2.831cm" svg:y2="24.9cm">
          <text:p/>
        </draw:line>
        <draw:custom-shape draw:style-name="gr17" draw:text-style-name="P8" draw:layer="layout" svg:width="1.3cm" svg:height="0.719cm" svg:x="5.5cm" svg:y="18.281cm">
          <text:p text:style-name="P7"><text:span text:style-name="T2">交换机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6.131cm" svg:y1="18.994cm" svg:x2="6.131cm" svg:y2="24.9cm">
          <text:p/>
        </draw:line>
        <draw:custom-shape draw:style-name="gr17" draw:text-style-name="P8" draw:layer="layout" svg:width="1.3cm" svg:height="0.719cm" svg:x="8cm" svg:y="18.281cm">
          <text:p text:style-name="P7"><text:span text:style-name="T2">存储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8.631cm" svg:y1="18.994cm" svg:x2="8.631cm" svg:y2="24.9cm">
          <text:p/>
        </draw:line>
        <draw:g>
          <draw:line draw:style-name="gr19" draw:text-style-name="P2" draw:layer="layout" svg:x1="3.158cm" svg:y1="19.498cm" svg:x2="5.7cm" svg:y2="19.498cm">
            <text:p/>
          </draw:line>
          <draw:frame draw:style-name="gr8" draw:text-style-name="P11" draw:layer="layout" svg:width="2.542cm" svg:height="0.49cm" svg:x="3.158cm" svg:y="19.254cm">
            <draw:text-box>
              <text:p text:style-name="P3"><text:span text:style-name="T3">FLOGI</text:span></text:p>
            </draw:text-box>
          </draw:frame>
        </draw:g>
        <draw:g>
          <draw:line draw:style-name="gr20" draw:text-style-name="P2" draw:layer="layout" svg:x1="3.1cm" svg:y1="19.759cm" svg:x2="5.642cm" svg:y2="19.759cm">
            <text:p/>
          </draw:line>
          <draw:frame draw:style-name="gr21" draw:text-style-name="P11" draw:layer="layout" svg:width="2.542cm" svg:height="0.49cm" svg:x="3.1cm" svg:y="19.516cm">
            <draw:text-box>
              <text:p text:style-name="P3"><text:span text:style-name="T3">LS_ACC</text:span></text:p>
            </draw:text-box>
          </draw:frame>
        </draw:g>
        <draw:g>
          <draw:line draw:style-name="gr19" draw:text-style-name="P2" draw:layer="layout" svg:x1="3.158cm" svg:y1="20.309cm" svg:x2="5.7cm" svg:y2="20.309cm">
            <text:p/>
          </draw:line>
          <draw:frame draw:style-name="gr8" draw:text-style-name="P11" draw:layer="layout" svg:width="2.542cm" svg:height="0.49cm" svg:x="3.158cm" svg:y="20.065cm">
            <draw:text-box>
              <text:p text:style-name="P3"><text:span text:style-name="T3">RFT_ID</text:span></text:p>
            </draw:text-box>
          </draw:frame>
        </draw:g>
        <draw:g>
          <draw:line draw:style-name="gr20" draw:text-style-name="P2" draw:layer="layout" svg:x1="3.1cm" svg:y1="20.571cm" svg:x2="5.642cm" svg:y2="20.571cm">
            <text:p/>
          </draw:line>
          <draw:frame draw:style-name="gr21" draw:text-style-name="P11" draw:layer="layout" svg:width="2.542cm" svg:height="0.49cm" svg:x="3.1cm" svg:y="20.327cm">
            <draw:text-box>
              <text:p text:style-name="P3"><text:span text:style-name="T3">CT_ACC</text:span></text:p>
            </draw:text-box>
          </draw:frame>
        </draw:g>
        <draw:g>
          <draw:line draw:style-name="gr19" draw:text-style-name="P2" draw:layer="layout" svg:x1="3.158cm" svg:y1="21.039cm" svg:x2="5.7cm" svg:y2="21.039cm">
            <text:p/>
          </draw:line>
          <draw:frame draw:style-name="gr8" draw:text-style-name="P11" draw:layer="layout" svg:width="2.542cm" svg:height="0.49cm" svg:x="3.158cm" svg:y="20.795cm">
            <draw:text-box>
              <text:p text:style-name="P3"><text:span text:style-name="T3">RFF_ID</text:span></text:p>
            </draw:text-box>
          </draw:frame>
        </draw:g>
        <draw:g>
          <draw:line draw:style-name="gr20" draw:text-style-name="P2" draw:layer="layout" svg:x1="3.1cm" svg:y1="21.301cm" svg:x2="5.642cm" svg:y2="21.301cm">
            <text:p/>
          </draw:line>
          <draw:frame draw:style-name="gr21" draw:text-style-name="P11" draw:layer="layout" svg:width="2.542cm" svg:height="0.49cm" svg:x="3.1cm" svg:y="21.057cm">
            <draw:text-box>
              <text:p text:style-name="P3"><text:span text:style-name="T3">CT_ACC</text:span></text:p>
            </draw:text-box>
          </draw:frame>
        </draw:g>
        <draw:g>
          <draw:line draw:style-name="gr19" draw:text-style-name="P2" draw:layer="layout" svg:x1="3.158cm" svg:y1="21.839cm" svg:x2="5.7cm" svg:y2="21.839cm">
            <text:p/>
          </draw:line>
          <draw:frame draw:style-name="gr8" draw:text-style-name="P11" draw:layer="layout" svg:width="2.542cm" svg:height="0.49cm" svg:x="3.158cm" svg:y="21.595cm">
            <draw:text-box>
              <text:p text:style-name="P3"><text:span text:style-name="T3">GID_FT</text:span></text:p>
            </draw:text-box>
          </draw:frame>
        </draw:g>
        <draw:g>
          <draw:line draw:style-name="gr20" draw:text-style-name="P2" draw:layer="layout" svg:x1="3.1cm" svg:y1="22.101cm" svg:x2="5.642cm" svg:y2="22.101cm">
            <text:p/>
          </draw:line>
          <draw:frame draw:style-name="gr21" draw:text-style-name="P11" draw:layer="layout" svg:width="2.542cm" svg:height="0.49cm" svg:x="3.1cm" svg:y="21.857cm">
            <draw:text-box>
              <text:p text:style-name="P3"><text:span text:style-name="T3">CT_ACC</text:span></text:p>
            </draw:text-box>
          </draw:frame>
        </draw:g>
        <draw:g>
          <draw:line draw:style-name="gr19" draw:text-style-name="P2" draw:layer="layout" svg:x1="3.22cm" svg:y1="22.639cm" svg:x2="8.5cm" svg:y2="22.639cm">
            <text:p/>
          </draw:line>
          <draw:frame draw:style-name="gr8" draw:text-style-name="P11" draw:layer="layout" svg:width="5.28cm" svg:height="0.49cm" svg:x="3.22cm" svg:y="22.395cm">
            <draw:text-box>
              <text:p text:style-name="P3"><text:span text:style-name="T3">PLOGI</text:span></text:p>
            </draw:text-box>
          </draw:frame>
        </draw:g>
        <draw:g>
          <draw:line draw:style-name="gr20" draw:text-style-name="P2" draw:layer="layout" svg:x1="3.103cm" svg:y1="23.001cm" svg:x2="8.391cm" svg:y2="23.001cm">
            <text:p/>
          </draw:line>
          <draw:frame draw:style-name="gr21" draw:text-style-name="P11" draw:layer="layout" svg:width="5.288cm" svg:height="0.49cm" svg:x="3.103cm" svg:y="22.757cm">
            <draw:text-box>
              <text:p text:style-name="P3"><text:span text:style-name="T3">LS_ACC</text:span></text:p>
            </draw:text-box>
          </draw:frame>
        </draw:g>
        <draw:g>
          <draw:line draw:style-name="gr19" draw:text-style-name="P2" draw:layer="layout" svg:x1="3.221cm" svg:y1="23.539cm" svg:x2="8.501cm" svg:y2="23.539cm">
            <text:p/>
          </draw:line>
          <draw:frame draw:style-name="gr8" draw:text-style-name="P11" draw:layer="layout" svg:width="5.28cm" svg:height="0.49cm" svg:x="3.221cm" svg:y="23.295cm">
            <draw:text-box>
              <text:p text:style-name="P3"><text:span text:style-name="T3">PRLI</text:span></text:p>
            </draw:text-box>
          </draw:frame>
        </draw:g>
        <draw:g>
          <draw:line draw:style-name="gr20" draw:text-style-name="P2" draw:layer="layout" svg:x1="3.104cm" svg:y1="23.901cm" svg:x2="8.392cm" svg:y2="23.901cm">
            <text:p/>
          </draw:line>
          <draw:frame draw:style-name="gr21" draw:text-style-name="P11" draw:layer="layout" svg:width="5.288cm" svg:height="0.49cm" svg:x="3.104cm" svg:y="23.657cm">
            <draw:text-box>
              <text:p text:style-name="P3"><text:span text:style-name="T3">LS_ACC</text:span></text:p>
            </draw:text-box>
          </draw:frame>
        </draw:g>
        <draw:custom-shape draw:style-name="gr17" draw:text-style-name="P8" xml:id="id3" draw:id="id3" draw:layer="layout" svg:width="1.3cm" svg:height="0.719cm" svg:x="13.5cm" svg:y="17.6cm">
          <text:p text:style-name="P7"><text:span text:style-name="T2">主机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4" draw:id="id4" draw:layer="layout" svg:width="1.3cm" svg:height="0.719cm" svg:x="13.5cm" svg:y="19.2cm">
          <text:p text:style-name="P7"><text:span text:style-name="T2">交换机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5" draw:id="id5" draw:layer="layout" svg:width="1.3cm" svg:height="0.719cm" svg:x="15.9cm" svg:y="19.2cm">
          <text:p text:style-name="P7"><text:span text:style-name="T2">交换机</text:span>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line" svg:x1="14.15cm" svg:y1="18.319cm" svg:x2="14.15cm" svg:y2="19.2cm" draw:start-shape="id3" draw:start-glue-point="2" draw:end-shape="id4" draw:end-glue-point="0" svg:d="M14150 18319v881" svg:viewBox="0 0 1 882">
          <text:p/>
        </draw:connector>
        <draw:connector draw:style-name="gr18" draw:text-style-name="P10" draw:layer="layout" draw:type="line" svg:x1="14.8cm" svg:y1="19.559cm" svg:x2="15.9cm" svg:y2="19.559cm" draw:start-shape="id4" draw:start-glue-point="1" draw:end-shape="id5" draw:end-glue-point="3" svg:d="M14800 19559h1100" svg:viewBox="0 0 1101 1">
          <text:p/>
        </draw:connector>
        <draw:custom-shape draw:style-name="gr17" draw:text-style-name="P8" xml:id="id6" draw:id="id6" draw:layer="layout" svg:width="1.3cm" svg:height="0.719cm" svg:x="15.9cm" svg:y="20.8cm">
          <text:p text:style-name="P7"><text:span text:style-name="T2">存储</text:span>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line" svg:x1="16.55cm" svg:y1="19.919cm" svg:x2="16.55cm" svg:y2="20.8cm" draw:start-shape="id5" draw:start-glue-point="2" draw:end-shape="id6" draw:end-glue-point="0" svg:d="M16550 19919v881" svg:viewBox="0 0 1 882">
          <text:p/>
        </draw:connector>
        <draw:frame draw:style-name="gr22" draw:text-style-name="P10" draw:layer="layout" svg:width="1.427cm" svg:height="0.569cm" svg:x="13.573cm" svg:y="16.431cm">
          <draw:text-box draw:corner-radius="1.427cm">
            <text:p text:style-name="P7"><text:span text:style-name="T2">N-Port</text:span></text:p>
          </draw:text-box>
        </draw:frame>
        <draw:frame draw:style-name="gr22" draw:text-style-name="P10" draw:layer="layout" svg:width="1.427cm" svg:height="0.569cm" svg:x="13.574cm" svg:y="18.232cm">
          <draw:text-box draw:corner-radius="1.427cm">
            <text:p text:style-name="P7"><text:span text:style-name="T2">N-Port</text:span></text:p>
          </draw:text-box>
        </draw:frame>
        <draw:frame draw:style-name="gr22" draw:text-style-name="P10" draw:layer="layout" svg:width="1.427cm" svg:height="0.569cm" svg:x="13.574cm" svg:y="18.732cm">
          <draw:text-box draw:corner-radius="1.427cm">
            <text:p text:style-name="P7"><text:span text:style-name="T2">F-Port</text:span></text:p>
          </draw:text-box>
        </draw:frame>
        <draw:frame draw:style-name="gr22" draw:text-style-name="P10" draw:layer="layout" svg:width="1.427cm" svg:height="0.569cm" svg:x="16.275cm" svg:y="19.833cm">
          <draw:text-box draw:corner-radius="1.427cm">
            <text:p text:style-name="P7"><text:span text:style-name="T2">F-Port</text:span></text:p>
          </draw:text-box>
        </draw:frame>
        <draw:frame draw:style-name="gr22" draw:text-style-name="P10" draw:layer="layout" svg:width="1.427cm" svg:height="0.569cm" svg:x="16.275cm" svg:y="20.333cm">
          <draw:text-box draw:corner-radius="1.427cm">
            <text:p text:style-name="P7"><text:span text:style-name="T2">N-Port</text:span></text:p>
          </draw:text-box>
        </draw:frame>
        <draw:frame draw:style-name="gr22" draw:text-style-name="P10" draw:layer="layout" svg:width="1.427cm" svg:height="0.569cm" svg:x="14.274cm" svg:y="19.432cm">
          <draw:text-box draw:corner-radius="1.427cm">
            <text:p text:style-name="P7"><text:span text:style-name="T2">E-Port</text:span></text:p>
          </draw:text-box>
        </draw:frame>
        <draw:frame draw:style-name="gr22" draw:text-style-name="P10" draw:layer="layout" svg:width="1.427cm" svg:height="0.569cm" svg:x="15.375cm" svg:y="19.433cm">
          <draw:text-box draw:corner-radius="1.427cm">
            <text:p text:style-name="P7"><text:span text:style-name="T2">E-Port</text:span></text:p>
          </draw:text-box>
        </draw:frame>
        <draw:custom-shape draw:style-name="gr17" draw:text-style-name="P8" draw:layer="layout" svg:width="1.3cm" svg:height="0.719cm" svg:x="11.7cm" svg:y="24.5cm">
          <text:p text:style-name="P7"><text:span text:style-name="T2">DomainID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3cm" svg:height="0.719cm" svg:x="13cm" svg:y="24.5cm">
          <text:p text:style-name="P7"><text:span text:style-name="T2">AreaID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3cm" svg:height="0.719cm" svg:x="14.3cm" svg:y="24.5cm">
          <text:p text:style-name="P7"><text:span text:style-name="T2">ALPA/</text:span></text:p>
          <text:p text:style-name="P7"><text:span text:style-name="T2">Virtualport</text:span>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.764cm" svg:height="0.57cm" svg:x="11.554cm" svg:y="23.949cm">
          <draw:text-box>
            <text:p text:style-name="P7"><text:span text:style-name="T2">8bit</text:span></text:p>
          </draw:text-box>
        </draw:frame>
        <draw:frame draw:style-name="gr23" draw:text-style-name="P10" draw:layer="layout" svg:width="1.764cm" svg:height="0.57cm" svg:x="12.654cm" svg:y="23.949cm">
          <draw:text-box>
            <text:p text:style-name="P7"><text:span text:style-name="T2">8bit</text:span></text:p>
          </draw:text-box>
        </draw:frame>
        <draw:frame draw:style-name="gr23" draw:text-style-name="P10" draw:layer="layout" svg:width="1.764cm" svg:height="0.57cm" svg:x="14.054cm" svg:y="23.949cm">
          <draw:text-box>
            <text:p text:style-name="P7"><text:span text:style-name="T2">8bit</text:span></text:p>
          </draw:text-box>
        </draw:frame>
        <draw:custom-shape draw:style-name="gr24" draw:text-style-name="P13" draw:layer="layout" svg:width="1.3cm" svg:height="0.719cm" svg:x="10.7cm" svg:y="2.281cm">
          <text:p text:style-name="P12"><text:span text:style-name="T4">端口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97cm" svg:height="0.629cm" svg:x="11.37cm" svg:y="2.333cm">
          <text:p text:style-name="P14">光模块</text:p>
          <draw:enhanced-geometry svg:viewBox="0 0 21600 21600" draw:type="rectangle" draw:enhanced-path="M 0 0 L 21600 0 21600 21600 0 21600 0 0 Z N"/>
        </draw:custom-shape>
        <draw:custom-shape draw:style-name="gr26" draw:text-style-name="P15" xml:id="id7" draw:id="id7" draw:layer="layout" svg:width="0.347cm" svg:height="0.268cm" svg:x="12.367cm" svg:y="2.36cm">
          <text:p text:style-name="P14">tx</text:p>
          <draw:enhanced-geometry svg:viewBox="0 0 21600 21600" draw:type="rectangle" draw:enhanced-path="M 0 0 L 21600 0 21600 21600 0 21600 0 0 Z N"/>
        </draw:custom-shape>
        <draw:custom-shape draw:style-name="gr27" draw:text-style-name="P15" xml:id="id10" draw:id="id10" draw:layer="layout" svg:width="0.347cm" svg:height="0.268cm" svg:x="12.367cm" svg:y="2.672cm">
          <text:p text:style-name="P14">rx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.3cm" svg:height="0.719cm" svg:x="15.3cm" svg:y="2.281cm">
          <text:p text:style-name="P12"><text:span text:style-name="T4">端口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005cm" svg:height="0.629cm" svg:x="14.965cm" svg:y="2.333cm">
          <text:p text:style-name="P14">光模块</text:p>
          <draw:enhanced-geometry svg:viewBox="0 0 21600 21600" draw:type="rectangle" draw:enhanced-path="M 0 0 L 21600 0 21600 21600 0 21600 0 0 Z N"/>
        </draw:custom-shape>
        <draw:custom-shape draw:style-name="gr30" draw:text-style-name="P15" xml:id="id8" draw:id="id8" draw:layer="layout" svg:width="0.347cm" svg:height="0.268cm" svg:x="14.613cm" svg:y="2.36cm">
          <text:p text:style-name="P14">rx</text:p>
          <draw:enhanced-geometry svg:viewBox="0 0 21600 21600" draw:type="rectangle" draw:enhanced-path="M 0 0 L 21600 0 21600 21600 0 21600 0 0 Z N"/>
        </draw:custom-shape>
        <draw:custom-shape draw:style-name="gr31" draw:text-style-name="P15" xml:id="id9" draw:id="id9" draw:layer="layout" svg:width="0.347cm" svg:height="0.268cm" svg:x="14.613cm" svg:y="2.672cm">
          <text:p text:style-name="P14">tx</text:p>
          <draw:enhanced-geometry svg:viewBox="0 0 21600 21600" draw:type="rectangle" draw:enhanced-path="M 0 0 L 21600 0 21600 21600 0 21600 0 0 Z N"/>
        </draw:custom-shape>
        <draw:connector draw:style-name="gr32" draw:text-style-name="P10" draw:layer="layout" svg:x1="12.714cm" svg:y1="2.494cm" svg:x2="14.613cm" svg:y2="2.494cm" draw:start-shape="id7" draw:start-glue-point="1" draw:end-shape="id8" draw:end-glue-point="3" svg:d="M12714 2494h1899" svg:viewBox="0 0 1900 1">
          <text:p/>
        </draw:connector>
        <draw:connector draw:style-name="gr32" draw:text-style-name="P10" draw:layer="layout" svg:x1="14.613cm" svg:y1="2.806cm" svg:x2="12.714cm" svg:y2="2.806cm" draw:start-shape="id9" draw:start-glue-point="3" draw:end-shape="id10" draw:end-glue-point="1" svg:d="M14613 2806h-1899" svg:viewBox="0 0 190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ndale Sans UI1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5f_0" draw:display-name="Gradient_0" draw:style="linear" draw:start-color="#ffffff" draw:end-color="#f0f0f0" draw:start-intensity="100%" draw:end-intensity="100%" draw:angle="0" draw:border="0%"/>
    <draw:gradient draw:name="Gradient_5f_2" draw:display-name="Gradient_2" draw:style="linear" draw:start-color="#b3c283" draw:end-color="#c1ce9b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1M39S</meta:editing-duration>
    <meta:editing-cycles>14</meta:editing-cycles>
    <meta:generator>LibreOffice/5.2.2.2$Windows_x86 LibreOffice_project/8f96e87c890bf8fa77463cd4b640a2312823f3ad</meta:generator>
    <dc:date>2017-07-21T16:42:19.053000000</dc:date>
    <meta:document-statistic meta:object-count="265"/>
  </office:meta>
</office:document-meta>
</file>